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SUM([.B$1:.B$1048576])" office:value-type="float" office:value="35185" calcext:value-type="float">
            <text:p>35185</text:p>
          </table:table-cell>
          <table:table-cell table:number-columns-repeated="2"/>
          <table:table-cell table:formula="of:=20*6" office:value-type="float" office:value="120" calcext:value-type="float">
            <text:p>120</text:p>
          </table:table-cell>
          <table:table-cell table:formula="of:=SUM([.H1:.H5])*1.5"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[.C1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10*1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[.C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10*7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C3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30*7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[.C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20*6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C5]"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[.C6]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C7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[.C8]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C9]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[.C10]"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[.C11]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[.C12]"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[.C13]"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[.C14]"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[.E15]/[.E$1]" office:value-type="float" office:value="0.142106011084269" calcext:value-type="float">
            <text:p>0,14210601108426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[.C15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.E16]/[.E$1]" office:value-type="float" office:value="0.284212022168538" calcext:value-type="float">
            <text:p>0,28421202216853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[.C16]"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[.E17]/[.E$1]" office:value-type="float" office:value="0.426318033252807" calcext:value-type="float">
            <text:p>0,42631803325280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[.C17]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E18]/[.E$1]" office:value-type="float" office:value="0.568424044337075" calcext:value-type="float">
            <text:p>0,56842404433707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[.C18]"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000" calcext:value-type="float">
            <text:p>25000</text:p>
          </table:table-cell>
          <table:table-cell table:formula="of:=[.E19]/[.E$1]" office:value-type="float" office:value="0.710530055421344" calcext:value-type="float">
            <text:p>0,71053005542134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[.C19]"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000" calcext:value-type="float">
            <text:p>30000</text:p>
          </table:table-cell>
          <table:table-cell table:formula="of:=[.E20]/[.E$1]" office:value-type="float" office:value="0.852636066505613" calcext:value-type="float">
            <text:p>0,85263606650561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[.C20]"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000" calcext:value-type="float">
            <text:p>35000</text:p>
          </table:table-cell>
          <table:table-cell table:formula="of:=[.E21]/[.E$1]" office:value-type="float" office:value="0.994742077589882" calcext:value-type="float">
            <text:p>0,99474207758988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[.C21]"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00" calcext:value-type="float">
            <text:p>40000</text:p>
          </table:table-cell>
          <table:table-cell table:formula="of:=[.E22]/[.E$1]" office:value-type="float" office:value="1.13684808867415" calcext:value-type="float">
            <text:p>1,1368480886741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[.C22]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000" calcext:value-type="float">
            <text:p>45000</text:p>
          </table:table-cell>
          <table:table-cell table:formula="of:=[.E23]/[.E$1]" office:value-type="float" office:value="1.27895409975842" calcext:value-type="float">
            <text:p>1,2789540997584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[.C23]"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[.C24]"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[.C25]"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[.C26]"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[.C27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[.C28]"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+[.C29]"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0]+[.C30]" office:value-type="float" office:value="227" calcext:value-type="float">
            <text:p>22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1]+[.C31]"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2]+[.C32]"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3]+[.C33]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]+[.C34]"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5]+[.C35]" office:value-type="float" office:value="262" calcext:value-type="float">
            <text:p>26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6]+[.C36]"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7]+[.C37]" office:value-type="float" office:value="276" calcext:value-type="float">
            <text:p>27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8]+[.C38]" office:value-type="float" office:value="283" calcext:value-type="float">
            <text:p>28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]+[.C39]"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]+[.C40]"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1]+[.C41]"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2]+[.C42]" office:value-type="float" office:value="311" calcext:value-type="float">
            <text:p>31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3]+[.C43]" office:value-type="float" office:value="318" calcext:value-type="float">
            <text:p>31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4]+[.C44]"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5]+[.C45]"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6]+[.C46]" office:value-type="float" office:value="339" calcext:value-type="float">
            <text:p>33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7]+[.C47]"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8]+[.C48]" office:value-type="float" office:value="353" calcext:value-type="float">
            <text:p>35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49]+[.C49]"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0]+[.C50]"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1]+[.C51]" office:value-type="float" office:value="374" calcext:value-type="float">
            <text:p>37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2]+[.C52]" office:value-type="float" office:value="381" calcext:value-type="float">
            <text:p>38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3]+[.C53]" office:value-type="float" office:value="388" calcext:value-type="float">
            <text:p>38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4]+[.C54]" office:value-type="float" office:value="395" calcext:value-type="float">
            <text:p>39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5]+[.C55]" office:value-type="float" office:value="402" calcext:value-type="float">
            <text:p>40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6]+[.C56]" office:value-type="float" office:value="409" calcext:value-type="float">
            <text:p>40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7]+[.C57]"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8]+[.C58]" office:value-type="float" office:value="423" calcext:value-type="float">
            <text:p>42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59]+[.C59]" office:value-type="float" office:value="430" calcext:value-type="float">
            <text:p>43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0]+[.C60]" office:value-type="float" office:value="437" calcext:value-type="float">
            <text:p>43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1]+[.C61]" office:value-type="float" office:value="444" calcext:value-type="float">
            <text:p>44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2]+[.C62]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3]+[.C63]" office:value-type="float" office:value="458" calcext:value-type="float">
            <text:p>45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4]+[.C64]" office:value-type="float" office:value="465" calcext:value-type="float">
            <text:p>46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5]+[.C65]" office:value-type="float" office:value="472" calcext:value-type="float">
            <text:p>47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6]+[.C66]" office:value-type="float" office:value="479" calcext:value-type="float">
            <text:p>47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7]+[.C67]" office:value-type="float" office:value="486" calcext:value-type="float">
            <text:p>48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8]+[.C68]" office:value-type="float" office:value="493" calcext:value-type="float">
            <text:p>49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69]+[.C69]"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0]+[.C70]" office:value-type="float" office:value="506" calcext:value-type="float">
            <text:p>50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1]+[.C71]"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2]+[.C72]" office:value-type="float" office:value="518" calcext:value-type="float">
            <text:p>51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3]+[.C73]" office:value-type="float" office:value="524" calcext:value-type="float">
            <text:p>52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4]+[.C74]" office:value-type="float" office:value="530" calcext:value-type="float">
            <text:p>53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5]+[.C75]"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6]+[.C76]" office:value-type="float" office:value="542" calcext:value-type="float">
            <text:p>54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7]+[.C77]"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8]+[.C78]" office:value-type="float" office:value="554" calcext:value-type="float">
            <text:p>55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79]+[.C79]"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0]+[.C80]" office:value-type="float" office:value="565" calcext:value-type="float">
            <text:p>56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1]+[.C81]" office:value-type="float" office:value="570" calcext:value-type="float">
            <text:p>57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2]+[.C82]" office:value-type="float" office:value="575" calcext:value-type="float">
            <text:p>57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3]+[.C83]" office:value-type="float" office:value="580" calcext:value-type="float">
            <text:p>58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4]+[.C84]" office:value-type="float" office:value="585" calcext:value-type="float">
            <text:p>58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5]+[.C85]" office:value-type="float" office:value="590" calcext:value-type="float">
            <text:p>59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6]+[.C86]"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7]+[.C87]"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8]+[.C88]" office:value-type="float" office:value="605" calcext:value-type="float">
            <text:p>60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89]+[.C89]" office:value-type="float" office:value="610" calcext:value-type="float">
            <text:p>61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0]+[.C90]" office:value-type="float" office:value="616" calcext:value-type="float">
            <text:p>61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1]+[.C91]"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2]+[.C92]" office:value-type="float" office:value="628" calcext:value-type="float">
            <text:p>62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3]+[.C93]" office:value-type="float" office:value="634" calcext:value-type="float">
            <text:p>63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4]+[.C94]" office:value-type="float" office:value="640" calcext:value-type="float">
            <text:p>64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5]+[.C95]" office:value-type="float" office:value="646" calcext:value-type="float">
            <text:p>64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6]+[.C96]" office:value-type="float" office:value="652" calcext:value-type="float">
            <text:p>65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7]+[.C97]" office:value-type="float" office:value="658" calcext:value-type="float">
            <text:p>65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98]+[.C98]" office:value-type="float" office:value="664" calcext:value-type="float">
            <text:p>66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99]+[.C99]" office:value-type="float" office:value="670" calcext:value-type="float">
            <text:p>67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9:32:12.728188822</meta:creation-date>
    <dc:date>2019-03-22T19:54:53.036207924</dc:date>
    <meta:editing-duration>PT2M19S</meta:editing-duration>
    <meta:editing-cycles>1</meta:editing-cycles>
    <meta:document-statistic meta:table-count="1" meta:cell-count="324" meta:object-count="0"/>
    <meta:generator>LibreOffice/6.0.7.3$Linux_X86_64 LibreOffice_project/00m0$Build-3</meta:generator>
  </office:meta>
</office:document-meta>
</file>